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office:version="1.2">
  <office:automatic-styles/>
  <office:body>
    <office:spreadsheet>
      <table:table table:name="DataSheet">
        <table:table-row>
          <table:table-cell office:value-type="string">
            <text:p>strike_craft_component_temp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FIGHTERS_HANGAR_1"</text:p>
          </table:table-cell>
          <table:table-cell office:value-type="string">
            <text:p>LARGE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FIGHTERS_HANGAR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FIGHTERS_HANGAR_2"</text:p>
          </table:table-cell>
          <table:table-cell office:value-type="string">
            <text:p>LARGE</text:p>
          </table:table-cell>
          <table:table-cell office:value-type="string">
            <text:p>-75</text:p>
          </table:table-cell>
          <table:table-cell office:value-type="string">
            <text:p>37.5</text:p>
          </table:table-cell>
          <table:table-cell office:value-type="string">
            <text:p>"FIGHTERS_HANGAR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FIGHTERS_HANGAR_3"</text:p>
          </table:table-cell>
          <table:table-cell office:value-type="string">
            <text:p>LARGE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>"FIGHTERS_HANGAR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BOMBERS_HANGAR_1"</text:p>
          </table:table-cell>
          <table:table-cell office:value-type="string">
            <text:p>LARGE</text:p>
          </table:table-cell>
          <table:table-cell office:value-type="string">
            <text:p>-60</text:p>
          </table:table-cell>
          <table:table-cell office:value-type="string">
            <text:p>30</text:p>
          </table:table-cell>
          <table:table-cell office:value-type="string">
            <text:p>"BOMBERS_HANGAR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BOMBERS_HANGAR_2"</text:p>
          </table:table-cell>
          <table:table-cell office:value-type="string">
            <text:p>LARGE</text:p>
          </table:table-cell>
          <table:table-cell office:value-type="string">
            <text:p>-90</text:p>
          </table:table-cell>
          <table:table-cell office:value-type="string">
            <text:p>45</text:p>
          </table:table-cell>
          <table:table-cell office:value-type="string">
            <text:p>"BOMBERS_HANGAR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BOMBERS_HANGAR_3"</text:p>
          </table:table-cell>
          <table:table-cell office:value-type="string">
            <text:p>LARGE</text:p>
          </table:table-cell>
          <table:table-cell office:value-type="string">
            <text:p>-120</text:p>
          </table:table-cell>
          <table:table-cell office:value-type="string">
            <text:p>60</text:p>
          </table:table-cell>
          <table:table-cell office:value-type="string">
            <text:p>"BOMBERS_HANGAR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INTERCEPTORS_HANGAR_1"</text:p>
          </table:table-cell>
          <table:table-cell office:value-type="string">
            <text:p>LARGE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INTERCEPTORS_HANGAR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INTERCEPTORS_HANGAR_2"</text:p>
          </table:table-cell>
          <table:table-cell office:value-type="string">
            <text:p>LARGE</text:p>
          </table:table-cell>
          <table:table-cell office:value-type="string">
            <text:p>-60</text:p>
          </table:table-cell>
          <table:table-cell office:value-type="string">
            <text:p>30</text:p>
          </table:table-cell>
          <table:table-cell office:value-type="string">
            <text:p>"INTERCEPTORS_HANGAR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INTERCEPTORS_HANGAR_3"</text:p>
          </table:table-cell>
          <table:table-cell office:value-type="string">
            <text:p>LARGE</text:p>
          </table:table-cell>
          <table:table-cell office:value-type="string">
            <text:p>-80</text:p>
          </table:table-cell>
          <table:table-cell office:value-type="string">
            <text:p>40</text:p>
          </table:table-cell>
          <table:table-cell office:value-type="string">
            <text:p>"INTERCEPTORS_HANGAR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WARM_STRIKE_CRAFT"</text:p>
          </table:table-cell>
          <table:table-cell office:value-type="string">
            <text:p>LARGE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SWARM_STRIKE_CRAFT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MOEBA_STRIKE_CRAFT"</text:p>
          </table:table-cell>
          <table:table-cell office:value-type="string">
            <text:p>LARGE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AMOEBA_STRIKE_CRAFT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ONE_STRIKE_CRAFT"</text:p>
          </table:table-cell>
          <table:table-cell office:value-type="string">
            <text:p>LARGE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DRONE_STRIKE_CRAFT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I_STRIKE_CRAFT"</text:p>
          </table:table-cell>
          <table:table-cell office:value-type="string">
            <text:p>LARGE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AI_STRIKE_CRAFT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office:version="1.2">
  <office:meta>
    <meta:generator>ODFPY/1.3.5</meta:generator>
  </office:meta>
</office:document-meta>
</file>